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3e6c" officeooo:paragraph-rsid="00193e6c"/>
    </style:style>
    <style:style style:name="P2" style:family="paragraph" style:parent-style-name="Standard">
      <style:text-properties officeooo:rsid="00198e86" officeooo:paragraph-rsid="00198e86"/>
    </style:style>
    <style:style style:name="P3" style:family="paragraph" style:parent-style-name="Standard">
      <style:text-properties officeooo:rsid="001ce3c0" officeooo:paragraph-rsid="001ce3c0"/>
    </style:style>
    <style:style style:name="P4" style:family="paragraph" style:parent-style-name="Standard">
      <style:text-properties officeooo:rsid="001d41e2" officeooo:paragraph-rsid="001d41e2"/>
    </style:style>
    <style:style style:name="P5" style:family="paragraph" style:parent-style-name="Standard">
      <style:text-properties officeooo:rsid="001dfbf7" officeooo:paragraph-rsid="001dfbf7"/>
    </style:style>
    <style:style style:name="P6" style:family="paragraph" style:parent-style-name="Standard">
      <style:text-properties officeooo:rsid="002071d9" officeooo:paragraph-rsid="002071d9"/>
    </style:style>
    <style:style style:name="P7" style:family="paragraph" style:parent-style-name="Standard">
      <style:text-properties officeooo:rsid="0022372e" officeooo:paragraph-rsid="00244dc7"/>
    </style:style>
    <style:style style:name="P8" style:family="paragraph" style:parent-style-name="Standard">
      <style:text-properties fo:font-style="normal" officeooo:rsid="00244dc7" officeooo:paragraph-rsid="00244dc7" style:font-style-asian="normal" style:font-style-complex="normal"/>
    </style:style>
    <style:style style:name="P9" style:family="paragraph" style:parent-style-name="Standard">
      <style:paragraph-properties fo:break-before="page"/>
      <style:text-properties officeooo:rsid="00198e86" officeooo:paragraph-rsid="00198e86"/>
    </style:style>
    <style:style style:name="P10" style:family="paragraph" style:parent-style-name="Standard">
      <style:text-properties officeooo:rsid="0023f982" officeooo:paragraph-rsid="00244dc7"/>
    </style:style>
    <style:style style:name="T1" style:family="text">
      <style:text-properties officeooo:rsid="001b5904"/>
    </style:style>
    <style:style style:name="T2" style:family="text">
      <style:text-properties officeooo:rsid="001d41e2"/>
    </style:style>
    <style:style style:name="T3" style:family="text">
      <style:text-properties officeooo:rsid="001dfbf7"/>
    </style:style>
    <style:style style:name="T4" style:family="text">
      <style:text-properties officeooo:rsid="001e3cf9"/>
    </style:style>
    <style:style style:name="T5" style:family="text">
      <style:text-properties officeooo:rsid="0022372e"/>
    </style:style>
    <style:style style:name="T6" style:family="text">
      <style:text-properties officeooo:rsid="0023f982"/>
    </style:style>
    <style:style style:name="T7" style:family="text">
      <style:text-properties officeooo:rsid="0025e6f3"/>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itinvarianz des Bremsen, Untersuchen mit Experiment?</text:p>
      <text:p text:style-name="P1">- Lösungsansätze für die Teilschritte und Probleme dabei</text:p>
      <text:p text:style-name="P1">- Modellierung der Teilschritte</text:p>
      <text:p text:style-name="P1"/>
      <text:p text:style-name="P2"/>
      <text:p text:style-name="P9">Mithilfe eines LQR-basierten Reglers kann der Würfel auf seiner Kante balancieren. Allerdings reichen die maximalen Motormomente nicht aus, um das durch die Schwerkraft verursachte Drehmoment zu überwinden, weshalb der Regler den Würfel nicht aus einer ruhenden Position aufrichten kann. Für die Lösung dieses Problems werden die Schwungmassen als Energiespeicher verwendet, wobei deren Impuls mittels einer mechanischen Bremse auf den Würfelkörper übertragen wird. <text:span text:style-name="T1">An dieser Stelle ist ein Steuer- bzw. Regelungskonzept zu entwickeln, um das Aufrichten <text:s/>bzw. Aufspringen des Würfels zu ermöglichen.</text:span></text:p>
      <text:p text:style-name="P2"/>
      <text:p text:style-name="P3">Der Prozess des Aufspringen kann in vier Abschnitte unterteilt werden, um die verschiedenen Problematiken zu separieren. Zunächst wird die Schwungmasse beschleunigt bis die gewünschte Bremsgeschwindigkeit erreicht ist, wobei Probleme in dem Bestimmen der Bremsgeschwindigkeit und Messungenauigkeiten der Motordrehzahl bestehen. Anschließend wird die Bremse geschlossen, wodurch die Bewegung des Würfelkörpers initiiert wird. Die Bremse wird geöffnet sobald die Schwungmasse <text:span text:style-name="T2">zum Stillstand gekommen ist. Im dritten Abschnitt folgt die Bewegung des Würfels in die aufrichte Position, wobei ein Regler genutzt werden kann, um die Trajektorie zu stabilisieren. <text:s/>Zuletzt erreicht der Würfelkörper den Arbeitsbereich der Regelung, welche ihn auf seiner Kante stabilisiert. </text:span></text:p>
      <text:p text:style-name="P3"/>
      <text:p text:style-name="P4">Eine zentrale Frage besteht darin, ob ein Regler benutzt wird, um die Trajektorie zu stabilisieren, und ggf. wie dieser entworfen wird. <text:span text:style-name="T3">Die heuristische Argumentation für den Einsatz eines Reglers stützt sich auf die erhöhte Robustheit des Gesamtsystems. Beispielsweise genügen bereits kleine Mess- oder Modellfehler, um eine falsche Bremsgeschwindigkeit zu verursachen, welche den Würfelkörper nicht in die Ruhelage des Reglers überführt. Der bestehende Regler ermöglicht zwar, dass auch kleine Abweichungen von der optimalen Sprunggeschwindigkeit in die Ruhelage überführt werden können. Allerdings kann nur eine begrenzte Abweichung der Sprunggeschwindigkeit mithilfe des Regler kompensiert werden, weshalb eine Regelung der Aufwärtstrajektorie genutzt werden sollte, um die maximal zulässige Abweichung der Sprunggeschwindigkeit zu maximieren.</text:span></text:p>
      <text:p text:style-name="P5"/>
      <text:p text:style-name="P5">Ebenso muss die Methodik zur Entwicklung, Analyse und Bewertung des Sprungkonzeptes festgelegt werden, wobei grundsätzlich zwischen Empiri<text:span text:style-name="T4">e</text:span> und <text:span text:style-name="T4">Theorie</text:span> <text:span text:style-name="T4">gewählt wird</text:span>. <text:span text:style-name="T4">Für eine theoretische Vorgehensweise spricht, dass mithilfe des Modells eine analytische Aussage über die Stabilität des Systems getroffen wird. Allerdings wird die Notwendigkeit des Aufspringens von der Begrenzung des Motormomentes verursacht, welche nichtlinearer Natur ist. Folglich ist anzunehmen, dass das Aufspringen nur mit einem nichtlinearen Modell beschrieben werden kann, wodurch die mathematische Analyse als nicht triviale Aufgabe einzuordnen ist. Zusätzlich hat sich die Vermutung ergeben, dass auf Grund von Erwärmung und Abnutzung das Bremsen nur als zeitvarianter Prozess modelliert werden kann, wodurch der Aufwand weiter steigt; jedoch ist zu beachten, dass diese Aussage zunächst durch die Ergebnisse eines Experimentes gestützt werden muss.</text:span></text:p>
      <text:p text:style-name="P3"/>
      <text:p text:style-name="P6">Aus regelungstechnischer Sicht sind zwei Aufgaben zu erledigen. Auf der einen Seite muss die Bremsgeschwindigkeit bestimmt werden, um mit möglichst geringen Eingriffen der weiteren Regelung die Ruhelage zu erreichen. Auf der anderen Seite steht der Regler, der die Trajektorie <text:span text:style-name="T5">von Ausgangsposition zu Ruhelage kontrolliert.</text:span></text:p>
      <text:p text:style-name="P6"/>
      <text:p text:style-name="P7">Unter der Annahme, dass es sich bei dem Aufspringen um einen zeitinvarianten Prozess handelt, kann die Bremsgeschwindigkeit mithilfe eines Lernverfahren empirisch ermittelt werden. Zunächst wird eine Ausgangsgeschwindigkeit gewählt, mit welcher das Aufspringen erprobt wird, woraufhin die Bresmgeschwindigkeit angepasst wird. <text:span text:style-name="T6">Verbleibt eine Geschwindigkeit des Würfels bei dem Erreichen der aufrechten Position, so muss die Bremsgeschwindigkeit reduziert werden. Umgekehrt muss sie erhöht werden, falls die aufrechte Position nicht erreicht wird. Die Korrektur der </text:span><text:soft-page-break/><text:span text:style-name="T6">Bremsgeschwindigkeit muss in ausreichend kleinen Schritten erfolgen, um zu vermeiden, dass der Lernprozess oszillieren beginnt. </text:span></text:p>
      <text:p text:style-name="P7"/>
      <text:p text:style-name="P10">Die Ausgangsgeschwindigkeit kann mithilfe eines simplen Modells berechnet werden, welches auf den Prinzipien der Impuls- und Energieerhaltung basiert. Zunächst wird die Annahme getroffen, dass der Impuls der Schwungmasse <text:s/><text:span text:style-name="T7">durch den Bremsprozess vollständig auf den</text:span></text:p>
      <text:p text:style-name="P7"/>
      <text:p text:style-name="P8"><draw:frame draw:style-name="fr1" draw:name="Object1" text:anchor-type="as-char" svg:y="-0.377cm" svg:width="1.505cm" svg:height="0.531cm" draw:z-index="0"><draw:object xlink:href="./Object 1" xlink:type="simple" xlink:show="embed" xlink:actuate="onLoad"/><draw:image xlink:href="./ObjectReplacements/Object 1" xlink:type="simple" xlink:show="embed" xlink:actuate="onLoad"/></draw:frame></text:p>
      <text:p text:style-name="P8"><draw:frame draw:style-name="fr1" draw:name="Object2" text:anchor-type="as-char" svg:y="-0.377cm" svg:width="2.157cm" svg:height="0.531cm" draw:z-index="1"><draw:object xlink:href="./Object 2" xlink:type="simple" xlink:show="embed" xlink:actuate="onLoad"/><draw:image xlink:href="./ObjectReplacements/Object 2" xlink:type="simple" xlink:show="embed" xlink:actuate="onLoad"/></draw:frame><draw:frame draw:style-name="fr1" draw:name="Object3" text:anchor-type="as-char" svg:y="-0.377cm" svg:width="1.96cm" svg:height="0.531cm" draw:z-index="2"><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09:39:20.280000000</meta:creation-date>
    <meta:generator>LibreOffice/5.2.7.2$Windows_x86 LibreOffice_project/2b7f1e640c46ceb28adf43ee075a6e8b8439ed10</meta:generator>
    <dc:date>2017-07-18T13:25:37.620000000</dc:date>
    <meta:editing-duration>PT1H57M32S</meta:editing-duration>
    <meta:editing-cycles>4</meta:editing-cycles>
    <meta:document-statistic meta:table-count="0" meta:image-count="0" meta:object-count="3" meta:page-count="3" meta:paragraph-count="12" meta:word-count="594" meta:character-count="4562" meta:non-whitespace-character-count="3973"/>
  </office:meta>
</office:document-meta>
</file>

<file path=Object 1/content.xml><?xml version="1.0" encoding="utf-8"?>
<math xmlns="http://www.w3.org/1998/Math/MathML" display="block">
  <semantics>
    <mrow>
      <msub>
        <mi>p</mi>
        <mi>W</mi>
      </msub>
      <mo stretchy="false">=</mo>
      <msub>
        <mi>p</mi>
        <mi>R</mi>
      </msub>
    </mrow>
    <annotation encoding="StarMath 5.0">p_W = p_R</annotation>
  </semantics>
</math>
</file>

<file path=Object 2/content.xml><?xml version="1.0" encoding="utf-8"?>
<math xmlns="http://www.w3.org/1998/Math/MathML" display="block">
  <semantics>
    <mrow>
      <msub>
        <mi>p</mi>
        <mi>W</mi>
      </msub>
      <mo stretchy="false">=</mo>
      <mrow>
        <msub>
          <mi>I</mi>
          <mi>W</mi>
        </msub>
        <mo stretchy="false">⋅</mo>
        <msub>
          <mi mathvariant="normal">ω</mi>
          <mi>W</mi>
        </msub>
      </mrow>
    </mrow>
    <annotation encoding="StarMath 5.0">p_W = I_W cdot %omega_W </annotation>
  </semantics>
</math>
</file>

<file path=Object 3/content.xml><?xml version="1.0" encoding="utf-8"?>
<math xmlns="http://www.w3.org/1998/Math/MathML" display="block">
  <semantics>
    <mrow>
      <msub>
        <mi>p</mi>
        <mi>R</mi>
      </msub>
      <mo stretchy="false">=</mo>
      <mrow>
        <msub>
          <mi>I</mi>
          <mi>R</mi>
        </msub>
        <mo stretchy="false">⋅</mo>
        <msub>
          <mi mathvariant="normal">ω</mi>
          <mi>R</mi>
        </msub>
      </mrow>
    </mrow>
    <annotation encoding="StarMath 5.0">p_R = I_R cdot %omega_R</annotation>
  </semantics>
</math>
</file>